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Courier, monospace, sans-serif"/>
    <style:font-face style:name="menlo" svg:font-family="menlo, monaco, monospace"/>
    <style:font-face style:name="monospace" svg:font-family="monospace"/>
    <style:font-face style:name="open sans" svg:font-family="'open sans'"/>
    <style:font-face style:name="proxima-nova" svg:font-family="proxima-no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17cm" style:rel-column-width="65535*"/>
    </style:style>
    <style:style style:name="Table4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17cm" style:rel-column-width="65535*"/>
    </style:style>
    <style:style style:name="Table4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17cm" style:rel-column-width="65535*"/>
    </style:style>
    <style:style style:name="Table45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16.896cm" fo:margin-left="0.116cm" table:align="left"/>
    </style:style>
    <style:style style:name="Table8.A" style:family="table-column">
      <style:table-column-properties style:column-width="16.89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6" style:family="table">
      <style:table-properties style:width="17cm" table:align="margins"/>
    </style:style>
    <style:style style:name="Table46.A" style:family="table-column">
      <style:table-column-properties style:column-width="17cm" style:rel-column-width="65535*"/>
    </style:style>
    <style:style style:name="Table4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1" style:family="table-row">
      <style:table-row-properties style:min-row-height="0.002cm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1" style:family="table-row">
      <style:table-row-properties style:min-row-height="0.688cm"/>
    </style:style>
    <style:style style:name="Tab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3a3a3a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1ce7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>
        <style:tab-stops>
          <style:tab-stop style:position="5.99cm"/>
        </style:tab-stops>
      </style:paragraph-properties>
      <style:text-properties fo:font-variant="normal" fo:text-transform="none" fo:color="#3a3a3a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1ce7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paragraph-rsid="001bcf79"/>
    </style:style>
    <style:style style:name="P4" style:family="paragraph" style:parent-style-name="Standard">
      <style:text-properties fo:font-variant="normal" fo:text-transform="none" fo:color="#000000" style:font-name="proxima-nova" fo:font-size="12pt" fo:letter-spacing="normal" fo:font-style="normal" fo:font-weight="normal" officeooo:paragraph-rsid="001bcf79"/>
    </style:style>
    <style:style style:name="P5" style:family="paragraph" style:parent-style-name="Standard">
      <style:text-properties officeooo:paragraph-rsid="001bcf79"/>
    </style:style>
    <style:style style:name="P6" style:family="paragraph" style:parent-style-name="Text_20_body">
      <style:text-properties officeooo:rsid="0018859d" officeooo:paragraph-rsid="0018859d"/>
    </style:style>
    <style:style style:name="P7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8859d" officeooo:paragraph-rsid="0018859d"/>
    </style:style>
    <style:style style:name="P8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8859d" officeooo:paragraph-rsid="0041990d"/>
    </style:style>
    <style:style style:name="P9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paragraph-rsid="001ac59d"/>
    </style:style>
    <style:style style:name="P10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9163b" officeooo:paragraph-rsid="0039163b"/>
    </style:style>
    <style:style style:name="P11" style:family="paragraph" style:parent-style-name="Text_20_body">
      <style:text-properties fo:font-variant="normal" fo:text-transform="none" fo:color="#000000" style:font-name="proxima-nova" fo:font-size="12pt" fo:letter-spacing="normal" fo:font-style="normal" fo:font-weight="normal" officeooo:paragraph-rsid="001ac59d"/>
    </style:style>
    <style:style style:name="P12" style:family="paragraph" style:parent-style-name="Text_20_body">
      <style:text-properties fo:font-variant="normal" fo:text-transform="none" fo:color="#000000" style:font-name="proxima-nova" fo:font-size="12pt" fo:letter-spacing="normal" fo:font-style="normal" fo:font-weight="normal" officeooo:paragraph-rsid="001bcf79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text-properties style:font-name="Arial" officeooo:rsid="0018859d" officeooo:paragraph-rsid="0018859d"/>
    </style:style>
    <style:style style:name="P15" style:family="paragraph" style:parent-style-name="Text_20_body">
      <style:text-properties style:font-name="Arial" officeooo:rsid="00312b89"/>
    </style:style>
    <style:style style:name="P16" style:family="paragraph" style:parent-style-name="Text_20_body">
      <style:text-properties style:font-name="Arial" officeooo:paragraph-rsid="00419ff0"/>
    </style:style>
    <style:style style:name="P17" style:family="paragraph" style:parent-style-name="Text_20_body">
      <style:text-properties officeooo:paragraph-rsid="001ac59d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a3a3a" style:font-name="monospace" fo:font-size="10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12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Courier New" officeooo:rsid="0018859d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officeooo:rsid="0018859d" officeooo:paragraph-rsid="0019acd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3b5b47" officeooo:paragraph-rsid="003c97ea"/>
    </style:style>
    <style:style style:name="P25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3e9c13" officeooo:paragraph-rsid="003e9c13"/>
    </style:style>
    <style:style style:name="P26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3.5pt" fo:letter-spacing="normal" fo:font-style="normal" fo:font-weight="normal" officeooo:paragraph-rsid="0043113b"/>
    </style:style>
    <style:style style:name="P27" style:family="paragraph" style:parent-style-name="Text_20_body">
      <style:paragraph-properties fo:margin-left="0cm" fo:margin-right="0cm" fo:margin-top="0cm" fo:margin-bottom="0.582cm" loext:contextual-spacing="false" style:line-height-at-least="0.582cm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</style:style>
    <style:style style:name="P29" style:family="paragraph" style:parent-style-name="Text_20_body">
      <style:paragraph-properties fo:margin-left="0cm" fo:margin-right="0cm" fo:margin-top="0cm" fo:margin-bottom="0.582cm" loext:contextual-spacing="false" style:line-height-at-least="0.582cm" fo:orphans="2" fo:widows="2" fo:text-indent="0cm" style:auto-text-indent="false" fo:padding="0cm" fo:border="none"/>
      <style:text-properties officeooo:rsid="0039163b" officeooo:paragraph-rsid="0039163b"/>
    </style:style>
    <style:style style:name="P30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style:font-name="Arial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officeooo:paragraph-rsid="0018859d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officeooo:paragraph-rsid="0041990d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859d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acd1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113b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style:font-name="Courier New" officeooo:rsid="0018859d" officeooo:paragraph-rsid="0043113b"/>
    </style:style>
    <style:style style:name="P39" style:family="paragraph" style:parent-style-name="Preformatted_20_Text">
      <loext:graphic-properties draw:fill="solid" draw:fill-color="#fcfcfc" draw:opacity="100%"/>
      <style:paragraph-properties fo:margin-left="0cm" fo:margin-right="0cm" fo:margin-top="0cm" fo:margin-bottom="0.499cm" loext:contextual-spacing="false" fo:line-height="114%" fo:text-align="start" style:justify-single-word="false" fo:orphans="2" fo:widows="2" fo:text-indent="0cm" style:auto-text-indent="false" fo:background-color="#fcfcfc" fo:padding-left="0cm" fo:padding-right="0.049cm" fo:padding-top="0.049cm" fo:padding-bottom="0.049cm" fo:border-left="none" fo:border-right="0.74pt solid #efefef" fo:border-top="0.74pt solid #efefef" fo:border-bottom="0.74pt solid #efefef"/>
    </style:style>
    <style:style style:name="P40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rsid="0018859d" officeooo:paragraph-rsid="0019acd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officeooo:paragraph-rsid="0019ac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font-variant="normal" fo:text-transform="none" fo:color="#3a3a3a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itle">
      <style:text-properties style:font-name="Arial" officeooo:rsid="0018859d" officeooo:paragraph-rsid="0018859d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Courier New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Preformatted_20_Text">
      <style:paragraph-properties fo:text-align="start" style:justify-single-word="false"/>
    </style:style>
    <style:style style:name="P49" style:family="paragraph" style:parent-style-name="Preformatted_20_Text">
      <loext:graphic-properties draw:fill="solid" draw:fill-color="#f1f1f1" draw:opacity="100%"/>
      <style:paragraph-properties fo:margin-top="0cm" fo:margin-bottom="0.499cm" loext:contextual-spacing="false" fo:orphans="2" fo:widows="2" fo:background-color="#f1f1f1" fo:padding="0cm" fo:border="none"/>
    </style:style>
    <style:style style:name="P50" style:family="paragraph" style:parent-style-name="Preformatted_20_Text">
      <loext:graphic-properties draw:fill="solid" draw:fill-color="#fcfcfc" draw:opacity="100%"/>
      <style:paragraph-properties fo:margin-top="0cm" fo:margin-bottom="0.499cm" loext:contextual-spacing="false" fo:line-height="114%" fo:orphans="2" fo:widows="2" fo:background-color="#fcfcfc" fo:padding-left="0cm" fo:padding-right="0.049cm" fo:padding-top="0.049cm" fo:padding-bottom="0.049cm" fo:border-left="none" fo:border-right="0.74pt solid #efefef" fo:border-top="0.74pt solid #efefef" fo:border-bottom="0.74pt solid #efefef"/>
      <style:text-properties fo:font-variant="normal" fo:text-transform="none" fo:color="#000000" style:font-name="Courier New" fo:letter-spacing="normal" fo:font-style="normal" fo:font-weight="normal"/>
    </style:style>
    <style:style style:name="P51" style:family="paragraph" style:parent-style-name="Preformatted_20_Text">
      <loext:graphic-properties draw:fill="solid" draw:fill-color="#f1f1f1" draw:opacity="100%"/>
      <style:paragraph-properties fo:orphans="2" fo:widows="2" fo:background-color="#f1f1f1" fo:padding="0cm" fo:border="none"/>
    </style:style>
    <style:style style:name="P52" style:family="paragraph" style:parent-style-name="Preformatted_20_Text">
      <style:paragraph-properties fo:margin-top="0cm" fo:margin-bottom="0.529cm" loext:contextual-spacing="false" fo:orphans="2" fo:widows="2"/>
      <style:text-properties fo:color="#778596" style:font-name="Courier New" fo:font-size="10pt" fo:font-style="normal" fo:font-weight="normal" officeooo:paragraph-rsid="0044a0ce" style:font-size-asian="10pt" style:font-size-complex="10pt"/>
    </style:style>
    <style:style style:name="P5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4a3d9d" officeooo:paragraph-rsid="004a3d9d"/>
    </style:style>
    <style:style style:name="P54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9acd1" officeooo:paragraph-rsid="00419ff0"/>
    </style:style>
    <style:style style:name="P55" style:family="paragraph" style:parent-style-name="Text_20_body">
      <style:paragraph-properties fo:margin-left="0cm" fo:margin-right="0cm" fo:margin-top="0cm" fo:margin-bottom="0.582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3c97ea" officeooo:paragraph-rsid="003e9c13"/>
    </style:style>
    <style:style style:name="P5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437941" officeooo:paragraph-rsid="00437941"/>
    </style:style>
    <style:style style:name="P57" style:family="paragraph" style:parent-style-name="Text_20_body">
      <style:text-properties fo:font-variant="normal" fo:text-transform="none" fo:color="#000000" style:font-name="open sans" fo:font-size="12pt" fo:letter-spacing="normal" fo:font-style="normal" fo:font-weight="normal" officeooo:rsid="0018859d" officeooo:paragraph-rsid="0041990d"/>
    </style:style>
    <style:style style:name="P58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paragraph-rsid="00419ff0"/>
    </style:style>
    <style:style style:name="P59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paragraph-rsid="001ac59d"/>
    </style:style>
    <style:style style:name="P60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467f91" officeooo:paragraph-rsid="00467f91"/>
    </style:style>
    <style:style style:name="P61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8859d" officeooo:paragraph-rsid="0018859d"/>
    </style:style>
    <style:style style:name="P62" style:family="paragraph" style:parent-style-name="Heading_20_1">
      <style:text-properties officeooo:rsid="001ac59d" officeooo:paragraph-rsid="001ac59d"/>
    </style:style>
    <style:style style:name="P63" style:family="paragraph" style:parent-style-name="Heading_20_1">
      <style:text-properties officeooo:rsid="00419ff0" officeooo:paragraph-rsid="00419ff0"/>
    </style:style>
    <style:style style:name="P64" style:family="paragraph" style:parent-style-name="Heading_20_1">
      <style:text-properties officeooo:rsid="00437941" officeooo:paragraph-rsid="00437941"/>
    </style:style>
    <style:style style:name="P65" style:family="paragraph" style:parent-style-name="Heading_20_1">
      <style:text-properties style:font-name="Arial"/>
    </style:style>
    <style:style style:name="P66" style:family="paragraph" style:parent-style-name="Heading_20_1">
      <style:text-properties style:font-name="Arial" officeooo:rsid="001ac59d" officeooo:paragraph-rsid="001ac59d"/>
    </style:style>
    <style:style style:name="P67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Courier New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Preformatted_20_Text">
      <style:paragraph-properties fo:margin-top="0cm" fo:margin-bottom="0.529cm" loext:contextual-spacing="false" fo:orphans="2" fo:widows="2"/>
      <style:text-properties fo:font-variant="normal" fo:text-transform="none" fo:color="#778596" style:font-name="Courier New" fo:font-size="10pt" fo:letter-spacing="normal" fo:font-style="normal" fo:font-weight="normal" officeooo:paragraph-rsid="0044a0ce" style:font-size-asian="10pt" style:font-size-complex="10pt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officeooo:paragraph-rsid="0041990d"/>
    </style:style>
    <style:style style:name="T1" style:family="text">
      <style:text-properties fo:font-variant="normal" fo:text-transform="none" fo:color="#3a3a3a" style:font-name="Courier New" fo:font-size="10.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a3a3a" style:font-name="Courier New" fo:font-size="10.5pt" fo:letter-spacing="normal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9acd1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39163b"/>
    </style:style>
    <style:style style:name="T6" style:family="text">
      <style:text-properties fo:font-variant="normal" fo:text-transform="none" fo:color="#000000" style:font-name="Arial" fo:font-size="11.2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Courier New" fo:font-size="10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Courier New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10" style:family="text">
      <style:text-properties fo:font-variant="normal" fo:text-transform="none" fo:color="#000000" style:font-name="Courier New" fo:font-size="10.5pt" fo:letter-spacing="normal" fo:font-style="normal" fo:font-weight="normal" officeooo:rsid="0041990d" fo:background-color="transparent" loext:char-shading-value="0" style:font-size-asian="10.5pt" style:font-size-complex="10.5pt" loext:padding="0cm" loext:border="none"/>
    </style:style>
    <style:style style:name="T11" style:family="text">
      <style:text-properties fo:font-variant="normal" fo:text-transform="none" fo:color="#000000" style:font-name="Courier New" fo:font-size="10.5pt" fo:letter-spacing="normal" fo:font-style="normal" fo:font-weight="normal" officeooo:rsid="00410887" fo:background-color="transparent" loext:char-shading-value="0" style:font-size-asian="10.5pt" style:font-size-complex="10.5pt" loext:padding="0cm" loext:border="none"/>
    </style:style>
    <style:style style:name="T12" style:family="text">
      <style:text-properties fo:font-variant="normal" fo:text-transform="none" fo:color="#000000" style:font-name="Courier New" fo:font-size="10.5pt" fo:letter-spacing="normal" fo:font-style="normal" fo:font-weight="normal" officeooo:rsid="004e3683" fo:background-color="transparent" loext:char-shading-value="0" style:font-size-asian="10.5pt" style:font-size-complex="10.5pt" loext:padding="0cm" loext:border="none"/>
    </style:style>
    <style:style style:name="T13" style:family="text">
      <style:text-properties fo:font-variant="normal" fo:text-transform="none" fo:color="#000000" fo:font-size="12pt" fo:letter-spacing="normal" fo:font-style="normal" fo:font-weight="normal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3fbd9d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419ff0"/>
    </style:style>
    <style:style style:name="T16" style:family="text">
      <style:text-properties fo:font-variant="normal" fo:text-transform="none" fo:color="#222222" style:font-name="Courier New" fo:font-size="10pt" fo:letter-spacing="normal" fo:font-style="normal" fo:font-weight="normal" fo:background-color="#f1f1f1" loext:char-shading-value="0" loext:padding="0cm" loext:border="none"/>
    </style:style>
    <style:style style:name="T17" style:family="text">
      <style:text-properties fo:font-variant="normal" fo:text-transform="none" fo:color="#222222" style:font-name="Courier New" fo:font-size="10pt" fo:letter-spacing="normal" fo:font-style="normal" fo:font-weight="normal" officeooo:rsid="003b5b47" fo:background-color="#f1f1f1" loext:char-shading-value="0" loext:padding="0cm" loext:border="none"/>
    </style:style>
    <style:style style:name="T18" style:family="text">
      <style:text-properties fo:font-variant="normal" fo:text-transform="none" fo:color="#222222" style:font-name="Courier New" fo:font-size="10pt" fo:letter-spacing="normal" fo:background-color="#f1f1f1" loext:char-shading-value="0" loext:padding="0cm" loext:border="none"/>
    </style:style>
    <style:style style:name="T19" style:family="text">
      <style:text-properties fo:font-variant="normal" fo:text-transform="none" fo:color="#778596" style:font-name="Courier New" fo:font-size="10pt" fo:letter-spacing="normal" fo:font-style="normal" fo:font-weight="normal" fo:background-color="#f1f1f1" loext:char-shading-value="0" style:font-size-asian="10pt" style:font-size-complex="10pt" loext:padding="0cm" loext:border="none"/>
    </style:style>
    <style:style style:name="T20" style:family="text">
      <style:text-properties fo:font-variant="normal" fo:text-transform="none" fo:color="#778596" style:font-name="Courier New" fo:font-size="10pt" fo:letter-spacing="normal" fo:background-color="transparent" loext:char-shading-value="0" style:font-size-asian="10pt" style:font-size-complex="10pt" loext:padding="0cm" loext:border="none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letter-spacing="normal" officeooo:rsid="0044a0ce"/>
    </style:style>
    <style:style style:name="T23" style:family="text">
      <style:text-properties fo:font-variant="normal" fo:text-transform="none" fo:color="#dd0055" style:font-name="courier new" fo:font-size="12pt" fo:letter-spacing="normal" fo:font-style="normal" fo:font-weight="normal" fo:background-color="#fafafa" loext:char-shading-value="0" loext:padding-left="0.106cm" loext:padding-right="0cm" loext:padding-top="0.053cm" loext:padding-bottom="0.053cm" loext:border-left="0.06pt solid #efefef" loext:border-right="none" loext:border-top="0.06pt solid #efefef" loext:border-bottom="0.06pt solid #efefef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officeooo:rsid="0019acd1"/>
    </style:style>
    <style:style style:name="T26" style:family="text">
      <style:text-properties style:font-name="Arial"/>
    </style:style>
    <style:style style:name="T27" style:family="text">
      <style:text-properties style:font-name="Arial" officeooo:rsid="0041990d"/>
    </style:style>
    <style:style style:name="T28" style:family="text">
      <style:text-properties officeooo:rsid="002227ca"/>
    </style:style>
    <style:style style:name="T29" style:family="text">
      <style:text-properties officeooo:rsid="0037978c"/>
    </style:style>
    <style:style style:name="T30" style:family="text">
      <style:text-properties officeooo:rsid="003a6049"/>
    </style:style>
    <style:style style:name="T31" style:family="text">
      <style:text-properties officeooo:rsid="003b5b47"/>
    </style:style>
    <style:style style:name="T32" style:family="text">
      <style:text-properties style:font-name="open sans"/>
    </style:style>
    <style:style style:name="T33" style:family="text">
      <style:text-properties fo:color="#dd0055" style:font-name="courier new" fo:background-color="#fafafa" loext:char-shading-value="0" loext:padding-left="0.106cm" loext:padding-right="0cm" loext:padding-top="0.053cm" loext:padding-bottom="0.053cm" loext:border-left="0.06pt solid #efefef" loext:border-right="none" loext:border-top="0.06pt solid #efefef" loext:border-bottom="0.06pt solid #efefef"/>
    </style:style>
    <style:style style:name="T34" style:family="text">
      <style:text-properties fo:color="#dd0055" style:font-name="Arial" officeooo:rsid="0041990d" fo:background-color="#fafafa" loext:char-shading-value="0" loext:padding-left="0.106cm" loext:padding-right="0cm" loext:padding-top="0.053cm" loext:padding-bottom="0.053cm" loext:border-left="0.06pt solid #efefef" loext:border-right="none" loext:border-top="0.06pt solid #efefef" loext:border-bottom="0.06pt solid #efefef"/>
    </style:style>
    <style:style style:name="T35" style:family="text">
      <style:text-properties officeooo:rsid="0041990d"/>
    </style:style>
    <style:style style:name="T36" style:family="text">
      <style:text-properties officeooo:rsid="00419ff0"/>
    </style:style>
    <style:style style:name="T37" style:family="text">
      <style:text-properties officeooo:rsid="0043fff9"/>
    </style:style>
    <style:style style:name="T38" style:family="text">
      <style:text-properties officeooo:rsid="00486d9a"/>
    </style:style>
    <style:style style:name="T39" style:family="text">
      <style:text-properties officeooo:rsid="004e3683"/>
    </style:style>
  </office:automatic-styles>
  <office:body>
    <office:text text:use-soft-page-breaks="true">
      <office:forms form:automatic-focus="false" form:apply-design-mode="false"/>
      <text:tracked-changes>
        <text:changed-region xml:id="ct94394681876864" text:id="ct94394681876864">
          <text:insertion>
            <office:change-info>
              <dc:creator>Unknown Author</dc:creator>
              <dc:date>2019-04-30T19:05:31</dc:date>
            </office:change-info>
          </text:insertion>
        </text:changed-region>
        <text:changed-region xml:id="ct94394594456416" text:id="ct94394594456416">
          <text:deletion>
            <office:change-info>
              <dc:creator>Unknown Author</dc:creator>
              <dc:date>2019-04-30T19:05:31</dc:date>
            </office:change-info>
            <text:p text:style-name="P7">slave</text:p>
          </text:deletion>
        </text:changed-region>
        <text:changed-region xml:id="ct94394608151520" text:id="ct94394608151520">
          <text:insertion>
            <office:change-info>
              <dc:creator>Unknown Author</dc:creator>
              <dc:date>2019-04-30T19:05:35</dc:date>
            </office:change-info>
          </text:insertion>
        </text:changed-region>
        <text:changed-region xml:id="ct94394625339632" text:id="ct94394625339632">
          <text:deletion>
            <office:change-info>
              <dc:creator>Unknown Author</dc:creator>
              <dc:date>2019-04-30T19:05:38</dc:date>
            </office:change-info>
            <text:p text:style-name="P7"><text:span text:style-name="T35">slave</text:span></text:p>
          </text:deletion>
        </text:changed-region>
        <text:changed-region xml:id="ct94394608693104" text:id="ct94394608693104">
          <text:insertion>
            <office:change-info>
              <dc:creator>Unknown Author</dc:creator>
              <dc:date>2019-04-30T19:05:38</dc:date>
            </office:change-info>
          </text:insertion>
        </text:changed-region>
        <text:changed-region xml:id="ct94394625996848" text:id="ct94394625996848">
          <text:deletion>
            <office:change-info>
              <dc:creator>Unknown Author</dc:creator>
              <dc:date>2019-04-30T19:05:38</dc:date>
            </office:change-info>
            <text:p text:style-name="P7"><text:span text:style-name="Source_20_Text"><text:span text:style-name="T34"><text:s/></text:span></text:span></text:p>
          </text:deletion>
        </text:changed-region>
        <text:changed-region xml:id="ct94394607480336" text:id="ct94394607480336">
          <text:deletion>
            <office:change-info>
              <dc:creator>Unknown Author</dc:creator>
              <dc:date>2019-04-30T19:05:06</dc:date>
            </office:change-info>
            <text:p text:style-name="P33"><text:span text:style-name="Source_20_Text"><text:span text:style-name="T10">slave</text:span></text:span></text:p>
          </text:deletion>
        </text:changed-region>
        <text:changed-region xml:id="ct94394697870896" text:id="ct94394697870896">
          <text:insertion>
            <office:change-info>
              <dc:creator>Unknown Author</dc:creator>
              <dc:date>2019-04-30T19:05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Lab <text:span text:style-name="T29">2</text:span>. <text:s/>Installing <text:span text:style-name="T28">and Using Kubernetes</text:span></text:p>
      <text:p text:style-name="P14"/>
      <text:p text:style-name="P10">In this lab, we will install Kubernetes, create deployments and pods and deploy a sample application. <text:span text:style-name="T30"><text:s/>You will be given two Amazon AWS EC2 instances. <text:s/>You will configure one of them as the kubernetes master, and the second as a kubernetes worker. </text:span></text:p>
      <text:h text:style-name="P62" text:outline-level="1">Step 1. <text:s/>Install Docker<text:span text:style-name="T31"> (if required). </text:span></text:h>
      <text:p text:style-name="P23"><text:span text:style-name="T25">1. </text:span>First, update your existing list of packages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5"><text:span text:style-name="Source_20_Text"><text:span text:style-name="T2">sudo apt update</text:span></text:span></text:p>
          </table:table-cell>
        </table:table-row>
      </table:table>
      <text:p text:style-name="P31"><text:span text:style-name="Source_20_Text"><text:span text:style-name="T1"/></text:span></text:p>
      <text:p text:style-name="P27"><text:span text:style-name="T4">2. </text:span><text:span text:style-name="T3">Next, install a few prerequisite packages which let </text:span><text:span text:style-name="Source_20_Text"><text:span text:style-name="T6">apt</text:span></text:span><text:span text:style-name="T3"> use packages over HTTPS</text:span><text:span text:style-name="T5">.</text:span></text:p>
      <text:p text:style-name="P29"><text:span text:style-name="T5">N</text:span><text:span text:style-name="T3">ote that you can skip this step if you've successfully completed Lab 1.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2"><text:span text:style-name="Source_20_Text"><text:span text:style-name="T16">sudo apt-get install -y apt-transport-https</text:span></text:span></text:p>
            <text:p text:style-name="P32"><text:span text:style-name="Source_20_Text"><text:span text:style-name="T1"/></text:span></text:p>
          </table:table-cell>
        </table:table-row>
      </table:table>
      <text:p text:style-name="P37"><text:span text:style-name="Source_20_Text"><text:span text:style-name="T1"/></text:span></text:p>
      <text:h text:style-name="Heading_20_1" text:outline-level="1"><text:s/><text:span text:style-name="T36">Step 2. <text:s/>Install Kubernetes.</text:span></text:h>
      <text:p text:style-name="Text_20_body"/>
      <text:p text:style-name="P54">Next, we'll install kubectl, which we'll need to talk to a kubernetes cluster.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4"><text:span text:style-name="Source_20_Text"><text:span text:style-name="T18">curl -s https://packages.cloud.google.com/apt/doc/apt-key.gpg | sudo apt-key add -</text:span></text:span></text:p>
            <text:p text:style-name="P51"><text:span text:style-name="Source_20_Text"><text:span text:style-name="T16">$ sudo touch /etc/apt/sources.list.d/kubernetes.list </text:span></text:span></text:p>
            <text:p text:style-name="P51"><text:span text:style-name="Source_20_Text"><text:span text:style-name="T16">$ echo "deb http://apt.kubernetes.io/ kubernetes-</text:span></text:span><text:span text:style-name="Source_20_Text"><text:span text:style-name="T17">xenial</text:span></text:span><text:span text:style-name="Source_20_Text"><text:span text:style-name="T16"> main" | sudo tee -a /etc/apt/sources.list.d/kubernetes.list</text:span></text:span></text:p>
            <text:p text:style-name="P51"><text:span text:style-name="Source_20_Text"><text:span text:style-name="T16">$ sudo apt-get update</text:span></text:span></text:p>
            <text:p text:style-name="P49"><text:span text:style-name="Source_20_Text"><text:span text:style-name="T16">$ sudo apt-get install -y </text:span></text:span><text:span text:style-name="Source_20_Text"><text:span text:style-name="T19">kubelet kubeadm kubectl kubernetes-cni</text:span></text:span></text:p>
            <text:p text:style-name="P49"><text:span text:style-name="Source_20_Text"><text:span text:style-name="T16"/></text:span></text:p>
            <text:p text:style-name="P34"><text:span text:style-name="Source_20_Text"><text:span text:style-name="T2"><text:s/>-</text:span></text:span></text:p>
          </table:table-cell>
        </table:table-row>
      </table:table>
      <text:p text:style-name="P31"><text:span text:style-name="Source_20_Text"><text:span text:style-name="T1"/></text:span></text:p>
      <text:p text:style-name="P24">Note that you need to ensure that Docker is running on your master and worker(s) berfore you start kubernetes.</text:p>
      <text:p text:style-name="P24"><text:soft-page-break/>Kubernetes will refuse to function if your system is using swap memory hence we need to disable swap memory on all your nodes (master &amp; slave)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67">sudo swapoff -a</text:p>
          </table:table-cell>
        </table:table-row>
      </table:table>
      <text:p text:style-name="P24"/>
      <text:p text:style-name="P25">Additionally, if you want to make sure that swap remains disabled after a reboot, run the following command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7"><text:span text:style-name="Source_20_Text"><text:span text:style-name="T24">sudo sed -i '/ swap / s/^\(.*\)$/#\1/g' /etc/fstab</text:span></text:span></text:p>
          </table:table-cell>
        </table:table-row>
      </table:table>
      <text:p text:style-name="P55"/>
      <text:p text:style-name="P28"><text:span text:style-name="Source_20_Text"><text:span text:style-name="T1"/></text:span></text:p>
      <text:p text:style-name="P30"><text:span text:style-name="T13">Next, ensure that all your nodes have a unique host name. Thus, if you have not done so </text:span><text:span text:style-name="T14">run set hostname </text:span><text:span text:style-name="T13">on </text:span><text:span text:style-name="T14">yo</text:span><text:span text:style-name="T13">ur nodes. In our scenario we will set the master node with the</text:span><text:span text:style-name="T14"> kubernetes-master </text:span><text:span text:style-name="T13">hostname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1"><text:span text:style-name="Source_20_Text"><text:span text:style-name="T11">s</text:span></text:span><text:span text:style-name="Source_20_Text"><text:span text:style-name="T9">udo hostnamectl set-hostname kubernetes-master</text:span></text:span></text:p>
          </table:table-cell>
        </table:table-row>
      </table:table>
      <text:p text:style-name="P6"/>
      <text:p text:style-name="P7"><text:span text:style-name="T27">a</text:span><text:span text:style-name="T26">nd the </text:span><text:change-start text:change-id="ct94394681876864"/><text:span text:style-name="T39">worker</text:span><text:change-end text:change-id="ct94394681876864"/><text:change text:change-id="ct94394594456416"/><text:span text:style-name="T26"> node with the</text:span><text:span text:style-name="T27"> kubernetes-</text:span><text:change-start text:change-id="ct94394608151520"/><text:span text:style-name="T39">worker</text:span><text:change-end text:change-id="ct94394608151520"/><text:change text:change-id="ct94394625339632"/><text:change-start text:change-id="ct94394608693104"/><text:span text:style-name="T39"> </text:span><text:change-end text:change-id="ct94394608693104"/><text:change text:change-id="ct94394625996848"/><text:span text:style-name="T26">hostname: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<text:span text:style-name="Source_20_Text"><text:span text:style-name="T11">s</text:span></text:span><text:span text:style-name="Source_20_Text"><text:span text:style-name="T9">udo hostnamectl set-hostname kubernetes-</text:span></text:span><text:change text:change-id="ct94394607480336"/><text:change-start text:change-id="ct94394697870896"/><text:span text:style-name="Source_20_Text"><text:span text:style-name="T12">worker</text:span></text:span><text:change-end text:change-id="ct94394697870896"/></text:p>
          </table:table-cell>
        </table:table-row>
      </table:table>
      <text:p text:style-name="P57"/>
      <text:p text:style-name="P8">Lastly, it is worth to mention that all your nodes should have an<text:span text:style-name="T35"> accurate time and date</text:span>, otherwise you will run into trouble with invalid TLS certificates.</text:p>
      <text:p text:style-name="P8"/>
      <text:p text:style-name="P8"/>
      <text:p text:style-name="P8"/>
      <text:p text:style-name="P8"/>
      <text:p text:style-name="P8"/>
      <text:h text:style-name="P63" text:outline-level="1">Step 3. <text:s/>Initialize Kubernetes</text:h>
      <text:p text:style-name="P16"><text:span text:style-name="T13">Now we are ready to initialize the Kubernetes master node. To do so execute the following</text:span><text:span text:style-name="T15"> linux command </text:span><text:span text:style-name="T13">on your master node:</text:span></text:p>
      <text:p text:style-name="P58"/>
      <table:table table:name="Table7" table:style-name="Table7">
        <table:table-column table:style-name="Table7.A"/>
        <table:table-row>
          <table:table-cell table:style-name="Table7.A1" office:value-type="string">
            <text:p text:style-name="P40">kubernetes-master:~$ sudo kubeadm init --pod-network-cidr=10.244.0.0/16</text:p>
            <text:p text:style-name="P21"/>
          </table:table-cell>
        </table:table-row>
      </table:table>
      <text:p text:style-name="P20"/>
      <text:p text:style-name="P26"><text:soft-page-break/>Before you join a node, you need to issue the following commands (as a regular user)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6"><text:span text:style-name="Source_20_Text"><text:span text:style-name="T20">mkdir -p $HOME/.kube</text:span></text:span></text:p>
            <text:p text:style-name="P68">sudo cp -i /etc/kubernetes/admin.conf $HOME/.kube/config</text:p>
            <text:p text:style-name="P52"><text:span text:style-name="T21">sudo</text:span><text:span text:style-name="T22"> </text:span><text:span text:style-name="T21">chown $(id -u):$(id -g) $HOME/.kube/config</text:span></text:p>
          </table:table-cell>
        </table:table-row>
      </table:table>
      <text:p text:style-name="P38"><text:span text:style-name="Source_20_Text"><text:span text:style-name="T1"/></text:span></text:p>
      <text:p text:style-name="P2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h text:style-name="P64" text:outline-level="1">Step 4. <text:s/>Deploy a pod network. </text:h>
      <text:p text:style-name="P56">Here, we need to deploy the Kubernetes network model implementation that will be used by the pods to communicate. <text:s/>For this lab, we'll use the flannel network.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6">kubectl apply -f https://raw.githubusercontent.com/coreos/flannel/master/Documentation/kube-flannel.yml</text:p>
            <text:p text:style-name="P44"/>
          </table:table-cell>
        </table:table-row>
      </table:table>
      <text:p text:style-name="Text_20_body"/>
      <text:p text:style-name="P22"><text:span text:style-name="T32">Depending on your environment it may take few seconds or a minute to bring the entire flannel network up. Use the </text:span><text:span text:style-name="Source_20_Text"><text:span text:style-name="T33">kubectl</text:span></text:span> <text:span text:style-name="T32">command to confirm that everything is up and ready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1">kubernetes-master:~$ kubectl get pods --all-namespaces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8"><text:span text:style-name="Source_20_Text"><text:span text:style-name="T1"/></text:span></text:p>
            <text:p text:style-name="P42"/>
          </table:table-cell>
        </table:table-row>
      </table:table>
      <text:p text:style-name="P18"/>
      <text:p text:style-name="P18"/>
      <text:h text:style-name="P66" text:outline-level="1">Step <text:span text:style-name="T37">5</text:span>. <text:s/><text:span text:style-name="T37">Joining a Kubernetes cluster.</text:span></text:h>
      <text:p text:style-name="P17"><text:span text:style-name="T7">All should be now ready for our node(s) to join Kubernetes cluster. Use the </text:span><text:span text:style-name="Source_20_Text"><text:span text:style-name="T23">kubeadm join</text:span></text:span><text:span text:style-name="T7">command retrieved earlier from the Kubernetes master node initialization output to join your Kubernetes cluster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9"><text:span text:style-name="Source_20_Text">k</text:span><text:span text:style-name="Source_20_Text"><text:span text:style-name="T8">ubernetes-slave:~$ sudo kubeadm join 10.1.1.9:6443 --token qdjnpd.5glu39uxr92xarsj --discovery-token-ca-cert-hash sha256:ed0684156c718caf425ceae6c85a56c05f7b49037cde3a2f1fd57430a4f58f89</text:span></text:span></text:p>
            <text:p text:style-name="P48"><text:span text:style-name="Source_20_Text"><text:span text:style-name="T1"/></text:span></text:p>
            <text:p text:style-name="P42"/>
          </table:table-cell>
        </table:table-row>
      </table:table>
      <text:p text:style-name="P11"/>
      <text:p text:style-name="P17"><text:span text:style-name="T7">On your Kubernetes master node confirm that the node </text:span><text:span text:style-name="Source_20_Text"><text:span text:style-name="T23">kubernetes-slave</text:span></text:span><text:span text:style-name="T3"> </text:span><text:span text:style-name="T7">is now part of our Kubernetes cluster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7">kubectl get nodes</text:p>
          </table:table-cell>
        </table:table-row>
      </table:table>
      <text:p text:style-name="P9"/>
      <text:p text:style-name="P60">Your output should look something like this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3">NAME <text:s text:c="7"/>STATUS <text:s text:c="2"/>ROLES <text:s text:c="3"/>AGE <text:s text:c="2"/>VERSION</text:p>
            <text:p text:style-name="P43">kb-master <text:s text:c="2"/>Ready <text:s text:c="3"/>master <text:s text:c="2"/>29m <text:s text:c="2"/>v1.14.1</text:p>
            <text:p text:style-name="P43">kb-worker <text:s text:c="2"/>Ready <text:s text:c="3"/>&lt;none&gt; <text:s text:c="2"/>12m <text:s text:c="2"/>v1.14.1</text:p>
          </table:table-cell>
        </table:table-row>
      </table:table>
      <text:p text:style-name="P60"><text:soft-page-break/></text:p>
      <text:p text:style-name="P9"/>
      <text:p text:style-name="P9"/>
      <text:p text:style-name="P9"/>
      <text:p text:style-name="P9"/>
      <text:h text:style-name="Heading_20_1" text:outline-level="1"><text:bookmark text:name="h7-6-deploying-a-service-on-kubernetes-cluster"/><text:span text:style-name="T38">Step 6. </text:span>Deploying a service on Kubernetes cluster</text:h>
      <text:p text:style-name="P19">As a proof of concept we will now deploy a Nginx server into our new Kubernetes cluster. Now, run the following two commands on your master node 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6">kubectl run --image=nginx nginx-server --port=80 --env="DOMAIN=cluster"</text:p>
            <text:p text:style-name="P50">kubectl expose deployment nginx-server --port=80 --name=nginx-htt<text:span text:style-name="T38">p</text:span></text:p>
          </table:table-cell>
        </table:table-row>
      </table:table>
      <text:p text:style-name="P9"/>
      <text:p text:style-name="P9"><text:span text:style-name="T32">To confirm that our new Nginx service is up and running list all available services on your master node and use the </text:span><text:span text:style-name="Source_20_Text"><text:span text:style-name="T33">curl</text:span></text:span> <text:span text:style-name="T32">command to perform a HTTP request on your CLUSTER IP:</text:span></text:p>
      <text:p text:style-name="P1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6">kubectl get svc</text:p>
            <text:p text:style-name="P46">curl -I 10.101.230.239</text:p>
          </table:table-cell>
        </table:table-row>
      </table:table>
      <text:p text:style-name="P5"/>
      <text:p text:style-name="P3"/>
      <text:p text:style-name="P53">You should get output similar to this:</text:p>
      <text:p text:style-name="P4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">kubectl get svc</text:p>
            <text:p text:style-name="P1">NAME <text:s text:c="8"/>TYPE <text:s text:c="7"/>CLUSTER-IP <text:s text:c="5"/>EXTERNAL-IP <text:s text:c="2"/>PORT(S) <text:s text:c="2"/>AGE</text:p>
            <text:p text:style-name="P1">kubernetes <text:s text:c="2"/>ClusterIP <text:s text:c="2"/>10.96.0.1 <text:s text:c="6"/>&lt;none&gt; <text:s text:c="7"/>443/TCP <text:s text:c="2"/>52m</text:p>
            <text:p text:style-name="P1">nginx-http <text:s text:c="2"/>ClusterIP <text:s text:c="2"/>10.99.146.155 <text:s text:c="2"/>&lt;none&gt; <text:s text:c="7"/>80/TCP <text:s text:c="3"/>19m</text:p>
            <text:p text:style-name="P1"/>
            <text:p text:style-name="P1">curl -I 10.99.146.155</text:p>
            <text:p text:style-name="P1">HTTP/1.1 200 OK</text:p>
            <text:p text:style-name="P1">Server: nginx/1.15.12</text:p>
            <text:p text:style-name="P1">Date: Sat, 27 Apr 2019 21:09:08 GMT</text:p>
            <text:p text:style-name="P1">Content-Type: text/html</text:p>
            <text:p text:style-name="P1">Content-Length: 612</text:p>
            <text:p text:style-name="P1">Last-Modified: Tue, 16 Apr 2019 13:08:19 GMT</text:p>
            <text:p text:style-name="P1">Connection: keep-alive</text:p>
            <text:p text:style-name="P1">ETag: "5cb5d3c3-264"</text:p>
            <text:p text:style-name="P1">Accept-Ranges: bytes</text:p>
          </table:table-cell>
        </table:table-row>
      </table:table>
      <text:p text:style-name="P3"/>
      <text:h text:style-name="P65" text:outline-level="1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Courier, monospace, sans-serif"/>
    <style:font-face style:name="menlo" svg:font-family="menlo, monaco, monospace"/>
    <style:font-face style:name="monospace" svg:font-family="monospace"/>
    <style:font-face style:name="open sans" svg:font-family="'open sans'"/>
    <style:font-face style:name="proxima-nova" svg:font-family="proxima-nov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4:36:14.287079835</meta:creation-date>
    <dc:date>2019-04-30T19:05:39.539646252</dc:date>
    <meta:editing-duration>P1DT3H28M35S</meta:editing-duration>
    <meta:editing-cycles>36</meta:editing-cycles>
    <meta:generator>LibreOffice/6.2.2.2$Linux_X86_64 LibreOffice_project/20$Build-2</meta:generator>
    <meta:document-statistic meta:table-count="18" meta:image-count="0" meta:object-count="0" meta:page-count="6" meta:paragraph-count="69" meta:word-count="682" meta:character-count="4681" meta:non-whitespace-character-count="3968"/>
  </office:meta>
</office:document-meta>
</file>